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99" draw:textarea-horizontal-align="left" draw:textarea-vertical-align="top"/>
    </style:style>
    <style:style style:name="gr2" style:family="graphic" style:parent-style-name="standard">
      <style:graphic-properties draw:textarea-horizontal-align="left" draw:textarea-vertical-align="top" draw:auto-grow-height="false"/>
    </style:style>
    <style:style style:name="gr3" style:family="graphic" style:parent-style-name="standard">
      <style:graphic-properties draw:stroke="dash" draw:stroke-dash="Fine_20_Dashed_20__28_var_29_"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dash" draw:stroke-dash="Fine_20_Dashed_20__28_var_29_" draw:fill="solid" draw:fill-color="#0099ff" draw:textarea-horizontal-align="justify" draw:textarea-vertical-align="middle" draw:auto-grow-height="false"/>
    </style:style>
    <style:style style:name="gr6" style:family="graphic" style:parent-style-name="standard">
      <style:graphic-properties draw:fill="solid" draw:fill-color="#0099ff" draw:textarea-horizontal-align="justify" draw:textarea-vertical-align="middle" draw:auto-grow-height="false"/>
    </style:style>
    <style:style style:name="gr7" style:family="graphic" style:parent-style-name="standard">
      <style:graphic-properties svg:stroke-width="0.1cm" svg:stroke-color="#008000" draw:marker-start="" draw:marker-start-width="0.35cm" draw:marker-end="Arrow" draw:marker-end-width="0.35cm" draw:fill="solid" draw:fill-color="#00ae00" draw:textarea-horizontal-align="center" draw:textarea-vertical-align="middle" fo:padding-top="0.175cm" fo:padding-bottom="0.175cm" fo:padding-left="0.3cm" fo:padding-right="0.3cm"/>
    </style:style>
    <style:style style:name="gr8" style:family="graphic" style:parent-style-name="standard">
      <style:graphic-properties draw:stroke="dash" draw:stroke-dash="Fine_20_Dashed_20__28_var_29_" svg:stroke-width="0.1cm" svg:stroke-color="#008000" draw:marker-start="" draw:marker-start-width="0.35cm" draw:marker-end="Arrow" draw:marker-end-width="0.35cm" draw:fill="solid" draw:fill-color="#00ae00" draw:textarea-horizontal-align="center" draw:textarea-vertical-align="middle" fo:padding-top="0.175cm" fo:padding-bottom="0.175cm" fo:padding-left="0.3cm" fo:padding-right="0.3cm"/>
    </style:style>
    <style:style style:name="gr9" style:family="graphic" style:parent-style-name="standard">
      <style:graphic-properties draw:fill="solid" draw:fill-color="#cccccc" draw:textarea-horizontal-align="justify" draw:textarea-vertical-align="middle" draw:auto-grow-height="false" fo:min-height="0cm" fo:min-width="0cm" fo:wrap-option="no-wrap"/>
    </style:style>
    <style:style style:name="gr10" style:family="graphic" style:parent-style-name="standard">
      <style:graphic-properties svg:stroke-width="0.1cm" svg:stroke-color="#008000" draw:marker-start="" draw:marker-start-width="0.35cm" draw:marker-end="Arrow" draw:marker-end-width="0.35cm" draw:stroke-linejoin="round" draw:fill="solid" draw:fill-color="#00ae00"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008000" draw:marker-start-width="0.35cm" draw:marker-end="Arrow"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fill="solid" draw:fill-color="#3deb3d" draw:textarea-horizontal-align="center" draw:textarea-vertical-align="middle"/>
    </style:style>
    <style:style style:name="gr13" style:family="graphic" style:parent-style-name="standard">
      <style:graphic-properties draw:fill="solid" draw:fill-color="#00cccc"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text-align="start"/>
    </style:style>
    <style:style style:name="P4" style:family="paragraph">
      <style:paragraph-properties fo:text-align="center"/>
      <style:text-properties fo:font-size="60pt" fo:font-weight="bold" style:font-size-asian="60pt" style:font-weight-asian="bold" style:font-size-complex="60pt" style:font-weight-complex="bold"/>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font-style="italic" style:font-style-asian="italic" style:font-style-complex="italic"/>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60pt" fo:font-weight="bold" style:font-size-asian="60pt" style:font-weight-asian="bold" style:font-size-complex="60pt" style:font-weight-complex="bold"/>
    </style:style>
    <style:style style:name="T3" style:family="text">
      <style:text-properties fo:font-size="20pt" fo:font-style="normal" fo:font-weight="normal" style:font-size-asian="20pt" style:font-style-asian="normal" style:font-weight-asian="normal" style:font-size-complex="20pt" style:font-style-complex="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2" draw:layer="layout" svg:width="77.5cm" svg:height="53.5cm" svg:x="35cm" svg:y="2.5cm">
          <text:p text:style-name="P1"><text:span text:style-name="T1">Text</text:span></text:p>
          <text:p text:style-name="P1"><text:span text:style-name="T1"/></text:p>
        </draw:rect>
        <draw:custom-shape draw:style-name="gr2" draw:text-style-name="P4" draw:layer="layout" svg:width="73cm" svg:height="42cm" svg:x="36.5cm" svg:y="4.4cm">
          <text:p text:style-name="P3"><text:span text:style-name="T2">PCLT </text:span></text:p>
          <text:p text:style-name="P3"><text:span text:style-name="T3">(Parametric Composable Localizable Templ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29.5cm" svg:height="10cm" svg:x="3cm" svg:y="47cm">
          <text:p text:style-name="P1"><text:span text:style-name="T1">Data</text:span></text:p>
          <text:p text:style-name="P1"><text:span text:style-name="T1"/></text:p>
        </draw:rect>
        <draw:custom-shape draw:style-name="gr3" draw:text-style-name="P1" draw:id="id16" draw:layer="layout" svg:width="3.5cm" svg:height="2cm" svg:x="26.345cm" svg:y="49.95cm">
          <text:p text:style-name="P1"><text:span text:style-name="T4">(hidden)</text:span></text:p>
          <text:p text:style-name="P1">MyHelp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id="id3" draw:layer="layout" svg:width="7.154cm" svg:height="3.1cm" svg:x="86.449cm" svg:y="49.4cm">
          <text:p text:style-name="P1"><text:span text:style-name="T5">ConstraintedLBS</text:span></text:p>
          <text:p text:style-name="P1">(<text:span text:style-name="T4">Lazy ByteString — </text:span></text:p>
          <text:p text:style-name="P1"><text:span text:style-name="T4">with a Constraint on siz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8cm" svg:height="8.5cm" svg:x="99.5cm" svg:y="34.9cm">
          <text:p text:style-name="P1"><text:span text:style-name="T5">Par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1" draw:layer="layout" svg:width="5cm" svg:height="2cm" svg:x="101.287cm" svg:y="40.3cm">
          <text:p text:style-name="P1"><text:span text:style-name="T4">(hidden)</text:span></text:p>
          <text:p text:style-name="P1">ParserInterna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2" draw:layer="layout" svg:width="6.025cm" svg:height="2cm" svg:x="100.775cm" svg:y="36.75cm">
          <text:p text:style-name="P1"><text:span text:style-name="T5">AdvancedSepB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103.787cm" svg:y1="40.3cm" svg:x2="103.787cm" svg:y2="38.75cm" draw:start-shape="id1" draw:start-glue-point="0" draw:end-shape="id2" svg:d="m103787 40300v-1550">
          <text:p/>
        </draw:connector>
        <draw:connector draw:style-name="gr7" draw:text-style-name="P1" draw:layer="layout" svg:x1="100.775cm" svg:y1="37.75cm" svg:x2="93.603cm" svg:y2="50.95cm" draw:start-shape="id2" draw:start-glue-point="3" draw:end-shape="id3" draw:end-glue-point="1" svg:d="m100775 37750h-3586v13200h-3586">
          <text:p/>
        </draw:connector>
        <draw:custom-shape draw:style-name="gr6" draw:text-style-name="P1" draw:id="id7" draw:layer="layout" svg:width="7.968cm" svg:height="6.25cm" svg:x="62.982cm" svg:y="19.625cm">
          <text:p text:style-name="P1"><text:span text:style-name="T5">Catalog</text:span></text:p>
          <text:p text:style-name="P1">(<text:span text:style-name="T4">a map of localizable </text:span></text:p>
          <text:p text:style-name="P1"><text:span text:style-name="T4">Templates by </text:span></text:p>
          <text:p text:style-name="P1"><text:span text:style-name="T4">ther IDs, and a config, </text:span></text:p>
          <text:p text:style-name="P1"><text:span text:style-name="T4">which is/was used </text:span></text:p>
          <text:p text:style-name="P1"><text:span text:style-name="T4">for the catalog </text:span></text:p>
          <text:p text:style-name="P1"><text:span text:style-name="T4">formation and </text:span></text:p>
          <text:p text:style-name="P1"><text:span text:style-name="T4">messages ma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6" draw:layer="layout" svg:width="8cm" svg:height="3.5cm" svg:x="62.966cm" svg:y="40.4cm">
          <text:p text:style-name="P1"><text:span text:style-name="T5">Config</text:span></text:p>
          <text:p text:style-name="P1">(<text:span text:style-name="T4">parameters used for </text:span></text:p>
          <text:p text:style-name="P1"><text:span text:style-name="T4">making catalog, making </text:span></text:p>
          <text:p text:style-name="P1"><text:span text:style-name="T4">messages out of 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4" draw:layer="layout" svg:width="9.157cm" svg:height="5.8cm" svg:x="99.043cm" svg:y="19.85cm">
          <text:p text:style-name="P1"><text:span text:style-name="T5">SDL</text:span></text:p>
          <text:p text:style-name="P1">(<text:span text:style-name="T4">Show Detalization Level — </text:span></text:p>
          <text:p text:style-name="P1"><text:span text:style-name="T4">one-dimensional state, which </text:span></text:p>
          <text:p text:style-name="P1"><text:span text:style-name="T4">may be required by </text:span></text:p>
          <text:p text:style-name="P1"><text:span text:style-name="T4">a template, or available </text:span></text:p>
          <text:p text:style-name="P1"><text:span text:style-name="T4">to an observer </text:span></text:p>
          <text:p text:style-name="P1"><text:span text:style-name="T4">of represent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14" draw:layer="layout" svg:width="8.5cm" svg:height="5cm" svg:x="38.178cm" svg:y="10.55cm">
          <text:p text:style-name="P1"><text:span text:style-name="T5">ShowAsPCSI</text:span></text:p>
          <text:p text:style-name="P1">(<text:span text:style-name="T4">class like Show + </text:span></text:p>
          <text:p text:style-name="P1"><text:span text:style-name="T4">some general instances: </text:span></text:p>
          <text:p text:style-name="P1"><text:span text:style-name="T4">for Bool, SomeException, </text:span></text:p>
          <text:p text:style-name="P1"><text:span text:style-name="T4">Mayb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5" draw:layer="layout" svg:width="11.548cm" svg:height="7.5cm" svg:x="84.252cm" svg:y="19cm">
          <text:p text:style-name="P1"><text:span text:style-name="T5">Template</text:span></text:p>
          <text:p text:style-name="P1">(<text:span text:style-name="T4">a localizable template consists of </text:span></text:p>
          <text:p text:style-name="P1"><text:span text:style-name="T4">(1) a requirement of representation </text:span></text:p>
          <text:p text:style-name="P1"><text:span text:style-name="T4">detalization level <text:s/>(SDL), and </text:span></text:p>
          <text:p text:style-name="P1"><text:span text:style-name="T4">(2) a map of localized temlate </text:span></text:p>
          <text:p text:style-name="P1"><text:span text:style-name="T4">versions by languages, each </text:span></text:p>
          <text:p text:style-name="P1"><text:span text:style-name="T4">localization is a sequence of plain texts, </text:span></text:p>
          <text:p text:style-name="P1"><text:span text:style-name="T4">parameters placeholders, and </text:span></text:p>
          <text:p text:style-name="P1"><text:span text:style-name="T4">composites (references on other </text:span></text:p>
          <text:p text:style-name="P1"><text:span text:style-name="T4">templates) placehold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99.043cm" svg:y1="22.75cm" svg:x2="95.8cm" svg:y2="22.75cm" draw:start-shape="id4" draw:start-glue-point="3" draw:end-shape="id5" draw:end-glue-point="1" svg:d="m99043 22750h-3243">
          <text:p/>
        </draw:connector>
        <draw:connector draw:style-name="gr7" draw:text-style-name="P1" draw:layer="layout" draw:type="curve" svg:x1="62.966cm" svg:y1="42.15cm" svg:x2="62.982cm" svg:y2="22.75cm" draw:start-shape="id6" draw:start-glue-point="3" draw:end-shape="id7" draw:end-glue-point="3" svg:d="m62966 42150c-751 0-759-19400 16-19400">
          <text:p/>
        </draw:connector>
        <draw:connector draw:style-name="gr7" draw:text-style-name="P1" draw:layer="layout" svg:x1="84.252cm" svg:y1="22.75cm" svg:x2="70.95cm" svg:y2="22.75cm" draw:start-shape="id5" draw:start-glue-point="3" draw:end-shape="id7" draw:end-glue-point="1" svg:d="m84252 22750h-13302">
          <text:p/>
        </draw:connector>
        <draw:custom-shape draw:style-name="gr6" draw:text-style-name="P1" draw:id="id9" draw:layer="layout" svg:width="12.5cm" svg:height="4.5cm" svg:x="74.5cm" svg:y="31.15cm">
          <text:p text:style-name="P1"><text:span text:style-name="T5">CatalogMaths </text:span></text:p>
          <text:p text:style-name="P1">(<text:span text:style-name="T4">parsing a raw template into a catalog, </text:span></text:p>
          <text:p text:style-name="P1"><text:span text:style-name="T4">adding a language to a template, </text:span></text:p>
          <text:p text:style-name="P1"><text:span text:style-name="T4">summing templates, </text:span></text:p>
          <text:p text:style-name="P1"><text:span text:style-name="T4">adding a template to a cata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66.966cm" svg:y1="25.875cm" svg:x2="66.966cm" svg:y2="31.5cm" draw:start-shape="id7" draw:start-glue-point="2" draw:end-shape="id8" draw:end-glue-point="0" svg:d="m66966 25875v5625">
          <text:p/>
        </draw:connector>
        <draw:connector draw:style-name="gr7" draw:text-style-name="P1" draw:layer="layout" svg:x1="84.252cm" svg:y1="22.75cm" svg:x2="80.75cm" svg:y2="31.15cm" draw:start-shape="id5" draw:start-glue-point="3" draw:end-shape="id9" draw:end-glue-point="0" svg:d="m84252 22750h-3502v8400">
          <text:p/>
        </draw:connector>
        <draw:custom-shape draw:style-name="gr6" draw:text-style-name="P1" draw:id="id8" draw:layer="layout" svg:width="5.5cm" svg:height="3.8cm" svg:x="64.216cm" svg:y="31.5cm">
          <text:p text:style-name="P1"><text:span text:style-name="T5">MakeCatalog</text:span></text:p>
          <text:p text:style-name="P1">(<text:span text:style-name="T4">create a catalog </text:span></text:p>
          <text:p text:style-name="P1"><text:span text:style-name="T4">out of a complete </text:span></text:p>
          <text:p text:style-name="P1"><text:span text:style-name="T4">set of raw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id="id10" draw:layer="layout" svg:width="9.5cm" svg:height="4.5cm" svg:x="72.9cm" svg:y="10.8cm">
          <text:p text:style-name="P1"><text:span text:style-name="T5">PCSI</text:span></text:p>
          <text:p text:style-name="P1">(<text:span text:style-name="T4">Parametric Composable String </text:span></text:p>
          <text:p text:style-name="P1"><text:span text:style-name="T4">Instaniation — a template ID </text:span></text:p>
          <text:p text:style-name="P1"><text:span text:style-name="T4">and a map of </text:span></text:p>
          <text:p text:style-name="P1"><text:span text:style-name="T4">parameter values by pa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11" draw:layer="layout" svg:width="6.6cm" svg:height="4.9cm" svg:x="50.12cm" svg:y="15.1cm">
          <text:p text:style-name="P1"><text:span text:style-name="T5">MakeMessage</text:span></text:p>
          <text:p text:style-name="P1">(<text:span text:style-name="T4">convert PCSI into </text:span></text:p>
          <text:p text:style-name="P1"><text:span text:style-name="T4">constrainted LBS </text:span></text:p>
          <text:p text:style-name="P1"><text:span text:style-name="T4">using given catalog, </text:span></text:p>
          <text:p text:style-name="P1"><text:span text:style-name="T4">languare and SD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id="id12" draw:layer="layout" svg:width="8.991cm" svg:height="4.5cm" svg:x="48.925cm" svg:y="31.15cm">
          <text:p text:style-name="P1"><text:span text:style-name="T5">HasStaticRawPCLTs</text:span></text:p>
          <text:p text:style-name="P1">(<text:span text:style-name="T4">a class, that provides </text:span></text:p>
          <text:p text:style-name="P1"><text:span text:style-name="T4">a way to store templates — </text:span></text:p>
          <text:p text:style-name="P1"><text:span text:style-name="T4">by associating them </text:span></text:p>
          <text:p text:style-name="P1"><text:span text:style-name="T4">with algebraic data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svg:x1="74.5cm" svg:y1="33.4cm" svg:x2="69.716cm" svg:y2="33.4cm" draw:start-shape="id9" draw:start-glue-point="3" draw:end-shape="id8" draw:end-glue-point="1" svg:d="m74500 33400h-4784">
          <text:p/>
        </draw:connector>
        <draw:custom-shape draw:style-name="gr9" draw:text-style-name="P1" draw:layer="layout" svg:width="6cm" svg:height="3cm" svg:x="68.5cm" svg:y="34.9cm">
          <text:p text:style-name="P1">ToDo in </text:p>
          <text:p text:style-name="P1">next version</text:p>
          <draw:enhanced-geometry svg:viewBox="0 0 21600 21600" draw:text-areas="3000 3320 17110 17330" draw:type="cloud-callout" draw:modifiers="11572.0713214464 -9875.108297234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7" draw:text-style-name="P1" draw:layer="layout" svg:x1="90.026cm" svg:y1="19cm" svg:x2="82.4cm" svg:y2="13.05cm" draw:start-shape="id5" draw:start-glue-point="0" draw:end-shape="id10" draw:end-glue-point="1" svg:d="m90026 19000v-5950h-7626">
          <text:p/>
        </draw:connector>
        <draw:connector draw:style-name="gr7" draw:text-style-name="P1" draw:layer="layout" draw:type="curve" svg:x1="77.65cm" svg:y1="15.3cm" svg:x2="56.72cm" svg:y2="17.55cm" draw:start-shape="id10" draw:start-glue-point="2" draw:end-shape="id11" draw:end-glue-point="1" svg:d="m77650 15300c0 1500-6976 2250-20930 2250">
          <text:p/>
        </draw:connector>
        <draw:connector draw:style-name="gr10" draw:text-style-name="P1" draw:layer="layout" draw:type="curve" svg:x1="66.966cm" svg:y1="19.625cm" svg:x2="56.72cm" svg:y2="17.55cm" draw:start-shape="id7" draw:start-glue-point="0" draw:end-shape="id11" draw:end-glue-point="1" svg:d="m66966 19625c0-1384-3415-2075-10246-2075">
          <text:p/>
        </draw:connector>
        <draw:connector draw:style-name="gr7" draw:text-style-name="P1" draw:layer="layout" draw:type="curve" svg:x1="53.42cm" svg:y1="20cm" svg:x2="53.42cm" svg:y2="31.15cm" draw:start-shape="id11" draw:start-glue-point="2" draw:end-shape="id12" draw:end-glue-point="0" svg:d="m53420 20000v11150">
          <text:p/>
        </draw:connector>
        <draw:connector draw:style-name="gr10" draw:text-style-name="P1" draw:layer="layout" draw:type="curve" svg:x1="66.966cm" svg:y1="25.875cm" svg:x2="53.42cm" svg:y2="31.15cm" draw:start-shape="id7" draw:start-glue-point="2" draw:end-shape="id12" draw:end-glue-point="0" svg:d="m66966 25875c0 3957-13546 1320-13546 5275">
          <text:p/>
        </draw:connector>
        <draw:connector draw:style-name="gr7" draw:text-style-name="P1" draw:layer="layout" svg:x1="90.026cm" svg:y1="19cm" svg:x2="56.72cm" svg:y2="17.55cm" draw:start-shape="id5" draw:start-glue-point="0" draw:end-shape="id11" draw:end-glue-point="1" svg:d="m90026 19000v-1450h-33306">
          <text:p/>
        </draw:connector>
        <draw:connector draw:style-name="gr7" draw:text-style-name="P1" draw:layer="layout" svg:x1="66.966cm" svg:y1="40.4cm" svg:x2="66.966cm" svg:y2="35.3cm" draw:start-shape="id6" draw:start-glue-point="0" draw:end-shape="id8" draw:end-glue-point="2" svg:d="m66966 40400v-5100">
          <text:p/>
        </draw:connector>
        <draw:connector draw:style-name="gr7" draw:text-style-name="P1" draw:layer="layout" draw:type="curve" svg:x1="66.966cm" svg:y1="40.4cm" svg:x2="80.75cm" svg:y2="35.65cm" draw:start-shape="id6" draw:start-glue-point="0" draw:end-shape="id9" draw:end-glue-point="2" svg:d="m66966 40400c0-3561 13784-1186 13784-4750">
          <text:p/>
        </draw:connector>
        <draw:connector draw:style-name="gr7" draw:text-style-name="P1" draw:layer="layout" svg:x1="90.026cm" svg:y1="49.4cm" svg:x2="87cm" svg:y2="33.4cm" draw:start-shape="id3" draw:start-glue-point="0" draw:end-shape="id9" draw:end-glue-point="1" svg:d="m90026 49400v-16000h-3026">
          <text:p/>
        </draw:connector>
        <draw:connector draw:style-name="gr7" draw:text-style-name="P1" draw:layer="layout" svg:x1="90.026cm" svg:y1="49.4cm" svg:x2="90.026cm" svg:y2="26.5cm" draw:start-shape="id3" draw:start-glue-point="0" draw:end-shape="id5" draw:end-glue-point="2" svg:d="m90026 49400v-22900">
          <text:p/>
        </draw:connector>
        <draw:connector draw:style-name="gr11" draw:text-style-name="P1" draw:layer="layout" draw:type="curve" svg:x1="66.966cm" svg:y1="25.875cm" svg:x2="80.75cm" svg:y2="31.15cm" draw:start-shape="id7" draw:start-glue-point="2" draw:end-shape="id9" draw:end-glue-point="0" svg:d="m66966 25875c0 3957 13784 1320 13784 5275">
          <text:p/>
        </draw:connector>
        <draw:connector draw:style-name="gr7" draw:text-style-name="P1" draw:layer="layout" draw:type="curve" svg:x1="64.216cm" svg:y1="33.4cm" svg:x2="57.916cm" svg:y2="33.4cm" draw:start-shape="id8" draw:start-glue-point="3" draw:end-shape="id12" draw:end-glue-point="1" svg:d="m64216 33400h-6300">
          <text:p/>
        </draw:connector>
        <draw:connector draw:style-name="gr7" draw:text-style-name="P1" draw:layer="layout" draw:type="curve" svg:x1="66.966cm" svg:y1="40.4cm" svg:x2="53.42cm" svg:y2="35.65cm" draw:start-shape="id6" draw:start-glue-point="0" draw:end-shape="id12" draw:end-glue-point="2" svg:d="m66966 40400c0-3561-13546-1186-13546-4750">
          <text:p/>
        </draw:connector>
        <draw:custom-shape draw:style-name="gr6" draw:text-style-name="P1" draw:id="id22" draw:layer="layout" svg:width="8.5cm" svg:height="5cm" svg:x="38.178cm" svg:y="24.2cm">
          <text:p text:style-name="P1"><text:span text:style-name="T5">InitialDefaultCatalog</text:span></text:p>
          <text:p text:style-name="P1">(<text:span text:style-name="T4">a gathering of all templates </text:span></text:p>
          <text:p text:style-name="P1"><text:span text:style-name="T4">used by the PCST package </text:span></text:p>
          <text:p text:style-name="P1"><text:span text:style-name="T4">and formation of </text:span></text:p>
          <text:p text:style-name="P1"><text:span text:style-name="T4">a catalog out of 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draw:line-skew="2.24cm" svg:x1="64.216cm" svg:y1="33.4cm" svg:x2="46.924cm" svg:y2="39.388cm" draw:start-shape="id8" draw:start-glue-point="3" draw:end-shape="id13" draw:end-glue-point="1" svg:d="m64216 33400c-9609 0-963 5988-17292 5988">
          <text:p/>
        </draw:connector>
        <draw:connector draw:style-name="gr7" draw:text-style-name="P1" draw:layer="layout" draw:type="curve" svg:x1="100.775cm" svg:y1="37.75cm" svg:x2="80.75cm" svg:y2="35.65cm" draw:start-shape="id2" draw:start-glue-point="3" draw:end-shape="id9" draw:end-glue-point="2" svg:d="m100775 37750c-13350 0-20025-700-20025-2100">
          <text:p/>
        </draw:connector>
        <draw:connector draw:style-name="gr7" draw:text-style-name="P1" draw:layer="layout" svg:x1="100.775cm" svg:y1="37.75cm" svg:x2="95.8cm" svg:y2="22.75cm" draw:start-shape="id2" draw:end-shape="id5" draw:end-glue-point="1" svg:d="m100775 37750h-2487v-15000h-2488">
          <text:p/>
        </draw:connector>
        <draw:connector draw:style-name="gr7" draw:text-style-name="P1" draw:layer="layout" draw:type="curve" svg:x1="38.178cm" svg:y1="13.05cm" svg:x2="31.9cm" svg:y2="25.2cm" draw:start-shape="id14" draw:start-glue-point="3" draw:end-shape="id15" draw:end-glue-point="0" svg:d="m38178 13050c-4186 0-6278 4050-6278 12150">
          <text:p/>
        </draw:connector>
        <draw:connector draw:style-name="gr7" draw:text-style-name="P1" draw:layer="layout" draw:type="curve" svg:x1="48.925cm" svg:y1="33.4cm" svg:x2="31.9cm" svg:y2="28.2cm" draw:start-shape="id12" draw:start-glue-point="3" draw:end-shape="id15" draw:end-glue-point="2" svg:d="m48925 33400c-11350 0-17025-1733-17025-5200">
          <text:p/>
        </draw:connector>
        <draw:connector draw:style-name="gr7" draw:text-style-name="P1" draw:layer="layout" draw:type="curve" svg:x1="28.095cm" svg:y1="49.95cm" svg:x2="30.4cm" svg:y2="26.7cm" draw:start-shape="id16" draw:start-glue-point="0" draw:end-shape="id15" draw:end-glue-point="3" svg:d="m28095 49950c0-15500 768-23250 2305-23250">
          <text:p/>
        </draw:connector>
        <draw:connector draw:style-name="gr7" draw:text-style-name="P1" draw:layer="layout" svg:x1="29.845cm" svg:y1="50.95cm" svg:x2="86.449cm" svg:y2="50.95cm" draw:start-shape="id16" draw:start-glue-point="1" draw:end-shape="id3" draw:end-glue-point="3" svg:d="m29845 50950h56604">
          <text:p/>
        </draw:connector>
        <draw:connector draw:style-name="gr7" draw:text-style-name="P1" draw:layer="layout" svg:x1="72.9cm" svg:y1="13.05cm" svg:x2="46.678cm" svg:y2="13.05cm" draw:start-shape="id10" draw:start-glue-point="3" draw:end-shape="id14" draw:end-glue-point="1" svg:d="m72900 13050h-26222">
          <text:p/>
        </draw:connector>
        <draw:circle draw:style-name="gr12" draw:text-style-name="P1" draw:id="id15" draw:layer="layout" svg:width="3cm" svg:height="3cm" svg:x="30.4cm" svg:y="25.2cm">
          <text:p text:style-name="P1">All </text:p>
          <text:p text:style-name="P1">modules</text:p>
        </draw:circle>
        <draw:connector draw:style-name="gr7" draw:text-style-name="P1" draw:layer="layout" draw:line-skew="2.474cm" svg:x1="90.026cm" svg:y1="49.4cm" svg:x2="53.42cm" svg:y2="35.65cm" draw:start-shape="id3" draw:start-glue-point="0" draw:end-shape="id12" draw:end-glue-point="2" svg:d="m90026 49400v-4400h-36606v-9350">
          <text:p/>
        </draw:connector>
        <draw:custom-shape draw:style-name="gr6" draw:text-style-name="P1" draw:id="id17" draw:layer="layout" svg:width="8.5cm" svg:height="3cm" svg:x="55.6cm" svg:y="7.3cm">
          <text:p text:style-name="P1"><text:span text:style-name="T5">CommonTypes</text:span></text:p>
          <text:p text:style-name="P1">(<text:span text:style-name="T4">PCLT base type alia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2" draw:text-style-name="P1" draw:id="id18" draw:layer="layout" svg:width="3.5cm" svg:height="3.2cm" svg:x="67.1cm" svg:y="7.2cm">
          <text:p text:style-name="P1">All PCLT </text:p>
          <text:p text:style-name="P1">modules</text:p>
        </draw:ellipse>
        <draw:connector draw:style-name="gr7" draw:text-style-name="P1" draw:layer="layout" svg:x1="64.1cm" svg:y1="8.8cm" svg:x2="67.1cm" svg:y2="8.8cm" draw:start-shape="id17" draw:start-glue-point="1" draw:end-shape="id18" draw:end-glue-point="3" svg:d="m64100 8800h3000">
          <text:p/>
        </draw:connector>
        <draw:custom-shape draw:style-name="gr3" draw:text-style-name="P1" draw:id="id19" draw:layer="layout" svg:width="9cm" svg:height="2cm" svg:x="5.5cm" svg:y="53.4cm">
          <text:p text:style-name="P1"><text:span text:style-name="T4">(imported)</text:span></text:p>
          <text:p text:style-name="P1">Data.ByteString.Lazy.Char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20" draw:layer="layout" svg:width="9cm" svg:height="2cm" svg:x="5.5cm" svg:y="49.5cm">
          <text:p text:style-name="P1"><text:span text:style-name="T4">(imported)</text:span></text:p>
          <text:p text:style-name="P1">Data.ByteString.Lazy.UTF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10cm" svg:y1="53.4cm" svg:x2="10cm" svg:y2="51.5cm" draw:start-shape="id19" draw:start-glue-point="0" draw:end-shape="id20" draw:end-glue-point="2" svg:d="m10000 53400v-1900">
          <text:p/>
        </draw:connector>
        <draw:custom-shape draw:style-name="gr3" draw:text-style-name="P5" draw:id="id21" draw:layer="layout" svg:width="12cm" svg:height="2cm" svg:x="16.5cm" svg:y="53cm">
          <text:p text:style-name="P1"><text:span text:style-name="T5">Data.ByteString.Lazy.UTF8.Unifi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14.5cm" svg:y1="50.5cm" svg:x2="16.5cm" svg:y2="54cm" draw:start-shape="id20" draw:start-glue-point="1" draw:end-shape="id21" draw:end-glue-point="3" svg:d="m14500 50500h1001v3500h999">
          <text:p/>
        </draw:connector>
        <draw:connector draw:style-name="gr7" draw:text-style-name="P1" draw:layer="layout" svg:x1="14.5cm" svg:y1="54.4cm" svg:x2="16.5cm" svg:y2="54cm" draw:start-shape="id19" draw:start-glue-point="1" draw:end-shape="id21" svg:d="m14500 54400h1001v-400h999">
          <text:p/>
        </draw:connector>
        <draw:connector draw:style-name="gr7" draw:text-style-name="P1" draw:layer="layout" draw:type="curve" svg:x1="22.5cm" svg:y1="53cm" svg:x2="30.4cm" svg:y2="26.7cm" draw:start-shape="id21" draw:start-glue-point="0" draw:end-shape="id15" draw:end-glue-point="3" svg:d="m22500 53000c0-17534 2633-26300 7900-26300">
          <text:p/>
        </draw:connector>
        <draw:custom-shape draw:style-name="gr13" draw:text-style-name="P6" draw:layer="layout" svg:width="28cm" svg:height="15cm" svg:x="2.5cm" svg:y="1.5cm">
          <text:p><text:span text:style-name="T6">Copyright (C) 2009 Andrejs Sisojevs &lt;andrejs.sisojevs@nextmail.ru&gt;</text:span></text:p>
          <text:p><text:span text:style-name="T4"/></text:p>
          <text:p><text:span text:style-name="T4"><text:s text:c="4"/></text:span><text:span text:style-name="T4">This library is free software; you can redistribute it and/or</text:span></text:p>
          <text:p><text:span text:style-name="T4"><text:s text:c="4"/></text:span><text:span text:style-name="T4">modify it under the terms of the GNU Lesser General Public</text:span></text:p>
          <text:p><text:span text:style-name="T4"><text:s text:c="4"/></text:span><text:span text:style-name="T4">License as published by the Free Software Foundation; either</text:span></text:p>
          <text:p><text:span text:style-name="T4"><text:s text:c="4"/></text:span><text:span text:style-name="T4">version 2.1 of the License, or (at your option) any later version.</text:span></text:p>
          <text:p><text:span text:style-name="T4"/></text:p>
          <text:p><text:span text:style-name="T4"><text:s text:c="4"/></text:span><text:span text:style-name="T4">This library is distributed in the hope that it will be useful,</text:span></text:p>
          <text:p><text:span text:style-name="T4"><text:s text:c="4"/></text:span><text:span text:style-name="T4">but WITHOUT ANY WARRANTY; without even the implied warranty of</text:span></text:p>
          <text:p><text:span text:style-name="T4"><text:s text:c="4"/></text:span><text:span text:style-name="T4">MERCHANTABILITY or FITNESS FOR A PARTICULAR PURPOSE. <text:s/>See the GNU</text:span></text:p>
          <text:p><text:span text:style-name="T4"><text:s text:c="4"/></text:span><text:span text:style-name="T4">Lesser General Public License for more details.</text:span></text:p>
          <text:p><text:span text:style-name="T4"/></text:p>
          <text:p><text:span text:style-name="T4"><text:s text:c="4"/></text:span><text:span text:style-name="T4">You should have received a copy of the GNU Lesser General Public</text:span></text:p>
          <text:p><text:span text:style-name="T4"><text:s text:c="4"/></text:span><text:span text:style-name="T4">License along with this library; if not, write to the Free Software</text:span></text:p>
          <text:p><text:span text:style-name="T4"><text:s text:c="4"/></text:span><text:span text:style-name="T4">Foundation, Inc., 51 Franklin St, Fifth Floor, Boston, MA <text:s/>02110-1301 <text:s/>USA</text:span></text:p>
          <text:p><text:span text:style-name="T4"/></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 draw:text-style-name="P1" draw:id="id13" draw:layer="layout" svg:width="8.991cm" svg:height="4.5cm" svg:x="37.933cm" svg:y="37.138cm">
          <text:p text:style-name="P1"><text:span text:style-name="T5">CatalogFromHSRT</text:span></text:p>
          <text:p text:style-name="P1">(<text:span text:style-name="T4">given an instance of </text:span></text:p>
          <text:p text:style-name="P1"><text:span text:style-name="T4">HasStaticRawPCLTs, make </text:span></text:p>
          <text:p text:style-name="P1"><text:span text:style-name="T4">a catalog out of it, or </text:span></text:p>
          <text:p text:style-name="P1"><text:span text:style-name="T4">add to already formed 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svg:x1="48.925cm" svg:y1="33.4cm" svg:x2="46.924cm" svg:y2="39.388cm" draw:start-shape="id12" draw:start-glue-point="3" draw:end-shape="id13" draw:end-glue-point="1" svg:d="m48925 33400h-1001v5988h-1000">
          <text:p/>
        </draw:connector>
        <draw:connector draw:style-name="gr7" draw:text-style-name="P1" draw:layer="layout" svg:x1="42.428cm" svg:y1="37.138cm" svg:x2="42.428cm" svg:y2="29.2cm" draw:start-shape="id13" draw:start-glue-point="0" draw:end-shape="id22" draw:end-glue-point="2" svg:d="m42428 37138v-7938">
          <text:p/>
        </draw:connector>
        <draw:custom-shape draw:style-name="gr6" draw:text-style-name="P1" draw:id="id23" draw:layer="layout" svg:width="8.5cm" svg:height="5cm" svg:x="38.178cm" svg:y="16.5cm">
          <text:p text:style-name="P1"><text:span text:style-name="T5">MakeMessage2</text:span></text:p>
          <text:p text:style-name="P1">(<text:span text:style-name="T4">comfort wrappers </text:span></text:p>
          <text:p text:style-name="P1"><text:span text:style-name="T4">around first </text:span><text:span text:style-name="T6">Make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50.12cm" svg:y1="17.55cm" svg:x2="46.678cm" svg:y2="19cm" draw:start-shape="id11" draw:start-glue-point="3" draw:end-shape="id23" draw:end-glue-point="1" svg:d="m50120 17550c-2580 0-859 1450-3442 14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stroke-linejoin="bevel"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0.4cm" fo:page-height="60.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Belka </meta:initial-creator>
    <meta:creation-date>2009-11-09T00:45:24.39</meta:creation-date>
    <dc:date>2009-12-08T06:19:05.98</dc:date>
    <dc:creator>Belka </dc:creator>
    <meta:editing-duration>PT12H45M50S</meta:editing-duration>
    <meta:editing-cycles>11</meta:editing-cycles>
    <meta:generator>OpenOffice.org/3.1$Win32 OpenOffice.org_project/310m19$Build-9420</meta:generator>
    <meta:document-statistic meta:object-count="67"/>
  </office:meta>
</office:document-meta>
</file>